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  <style:text-properties fo:font-weight="bold" style:font-weight-asian="bold"/>
    </style:style>
    <style:style style:name="T7" style:parent-style-name="DefaultParagraphFont" style:family="text">
      <style:text-properties style:font-name-complex="Times New Roman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text-properties fo:font-size="8pt" style:font-size-asian="8pt" style:font-size-complex="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</style:style>
    <style:style style:name="T13" style:parent-style-name="DefaultParagraphFont" style:family="text">
      <style:text-properties style:text-position="super 66.6%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</style:style>
    <style:style style:name="P17" style:parent-style-name="Normal" style:family="paragraph">
      <style:text-properties fo:hyphenate="true"/>
    </style:style>
    <style:style style:name="P18" style:parent-style-name="Normal" style:family="paragraph">
      <style:paragraph-properties fo:text-align="center"/>
      <style:text-properties fo:hyphenate="true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text-properties style:font-weight-complex="bold"/>
    </style:style>
    <style:style style:name="P26" style:parent-style-name="Standard" style:family="paragraph">
      <style:text-properties style:font-weight-complex="bold"/>
    </style:style>
    <style:style style:name="P27" style:parent-style-name="Standard" style:family="paragraph">
      <style:text-properties style:font-weight-complex="bold"/>
    </style:style>
    <style:style style:name="P28" style:parent-style-name="Standard" style:family="paragraph">
      <style:text-properties style:font-weight-complex="bold"/>
    </style:style>
    <style:style style:name="P29" style:parent-style-name="Normal" style:family="paragraph">
      <style:paragraph-properties fo:break-before="page"/>
      <style:text-properties style:font-weight-complex="bold" fo:hyphenate="true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 fo:margin-left="1.477in">
        <style:tab-stops/>
      </style:paragraph-properties>
      <style:text-properties style:font-weight-complex="bold"/>
    </style:style>
    <style:style style:name="P32" style:parent-style-name="Standard" style:family="paragraph">
      <style:text-properties style:font-weight-complex="bold"/>
    </style:style>
    <style:style style:name="P33" style:parent-style-name="Standard" style:family="paragraph">
      <style:text-properties style:font-weight-complex="bold"/>
    </style:style>
    <style:style style:name="P34" style:parent-style-name="Standard" style:family="paragraph">
      <style:text-properties style:font-weight-complex="bold"/>
    </style:style>
    <style:style style:name="P35" style:parent-style-name="Standard" style:family="paragraph">
      <style:text-properties style:font-weight-complex="bold"/>
    </style:style>
    <style:style style:name="P36" style:parent-style-name="Standard" style:family="paragraph">
      <style:text-properties style:font-weight-complex="bold"/>
    </style:style>
    <style:style style:name="P37" style:parent-style-name="Standard" style:family="paragraph">
      <style:text-properties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Normal" style:family="paragraph">
      <style:paragraph-properties fo:text-align="center"/>
      <style:text-properties fo:hyphenate="true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</style:style>
    <style:style style:name="P43" style:parent-style-name="Normal" style:family="paragraph">
      <style:paragraph-properties fo:break-before="page"/>
      <style:text-properties fo:hyphenate="true"/>
    </style:style>
    <style:style style:name="P44" style:parent-style-name="Standard" style:family="paragraph">
      <style:paragraph-properties fo:text-align="center"/>
      <style:text-properties fo:font-weight="bold" style:font-weight-asian="bold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T52" style:parent-style-name="DefaultParagraphFont" style:family="text">
      <style:text-properties style:font-name-complex="Times New Roman"/>
    </style:style>
    <style:style style:name="P53" style:parent-style-name="Standard" style:family="paragraph">
      <style:paragraph-properties fo:text-align="justify"/>
    </style:style>
    <style:style style:name="T54" style:parent-style-name="DefaultParagraphFont" style:family="text">
      <style:text-properties style:font-name-complex="Times New Roman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9" style:parent-style-name="Normal" style:family="paragraph">
      <style:paragraph-properties fo:break-before="page"/>
      <style:text-properties fo:hyphenate="true"/>
    </style:style>
    <style:style style:name="P70" style:parent-style-name="Normal" style:family="paragraph">
      <style:paragraph-properties fo:text-align="center"/>
      <style:text-properties fo:hyphenate="true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Standard" style:family="paragraph">
      <style:paragraph-properties fo:margin-left="2.9541in" fo:text-indent="0.4923in">
        <style:tab-stops/>
      </style:paragraph-properties>
    </style:style>
    <style:style style:name="P73" style:parent-style-name="Standard" style:family="paragraph">
      <style:text-properties fo:font-size="8pt" style:font-size-asian="8pt" style:font-size-complex="8pt"/>
    </style:style>
    <style:style style:name="P74" style:parent-style-name="Standard" style:family="paragraph">
      <style:paragraph-properties fo:text-align="center"/>
      <style:text-properties fo:font-weight="bold" style:font-weight-asian="bold"/>
    </style:style>
    <style:style style:name="P75" style:parent-style-name="Standard" style:family="paragraph">
      <style:text-properties fo:font-size="8pt" style:font-size-asian="8pt" style:font-size-complex="8pt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7" style:parent-style-name="Standard" style:family="paragraph">
      <style:paragraph-properties fo:margin-left="2.9541in" fo:text-indent="0.4923in">
        <style:tab-stops/>
      </style:paragraph-properties>
    </style:style>
    <style:style style:name="P78" style:parent-style-name="Standard" style:family="paragraph">
      <style:text-properties fo:font-size="8pt" style:font-size-asian="8pt" style:font-size-complex="8pt"/>
    </style:style>
    <style:style style:name="P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center"/>
    </style:style>
    <style:style style:name="P95" style:parent-style-name="Standard" style:family="paragraph">
      <style:paragraph-properties fo:text-align="center"/>
    </style:style>
    <style:style style:name="P96" style:parent-style-name="Normal" style:family="paragraph">
      <style:paragraph-properties fo:text-align="center"/>
      <style:text-properties fo:hyphenate="true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Standard" style:family="paragraph">
      <style:paragraph-properties fo:text-align="center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center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3" style:parent-style-name="Standard" style:family="paragraph">
      <style:paragraph-properties fo:text-align="center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2" style:parent-style-name="Normal" style:family="paragraph">
      <style:paragraph-properties fo:text-align="center"/>
      <style:text-properties fo:hyphenate="true"/>
    </style:style>
    <style:style style:name="P113" style:parent-style-name="Normal" style:family="paragraph">
      <style:paragraph-properties fo:text-align="center"/>
      <style:text-properties fo:hyphenate="true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center"/>
    </style:style>
    <style:style style:name="P117" style:parent-style-name="Standard" style:family="paragraph">
      <style:text-properties fo:font-size="8pt" style:font-size-asian="8pt" style:font-size-complex="8pt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Bacon Crackers #1</text:p>
      <text:p text:style-name="P5"><text:tab/><text:tab/><text:tab/>Jean Hill</text:p>
      <text:p text:style-name="Standard"/>
      <text:p text:style-name="Standard">Waverly crackers</text:p>
      <text:p text:style-name="Standard">Oscar Mayer Bacon</text:p>
      <text:p text:style-name="Standard"/>
      <text:p text:style-name="Standard">Break crackers where perforated. <text:s/>Cut bacon slices into thirds; wrap each third around a cracker (covering the<text:s/>cracker). <text:s/>Place on cookie sheet, loose side of bacon down. Place in preheated 200º for 2 hours. <text:s/>(This is Lou: <text:s/>You can line the cookie sheets with parchment paper; this prevents the crackers from absorbing too much grease.)</text:p>
      <text:p text:style-name="Standard"/>
      <text:p text:style-name="P6">Bacon Wrapped Crackers #2</text:p>
      <text:p text:style-name="Standard"/>
      <text:p text:style-name="Standard">1<text:s/>lb. thinly sliced bacon<text:tab/><text:tab/><text:tab/><text:tab/>Saltine Crackers</text:p>
      <text:p text:style-name="Standard">Brown Sugar</text:p>
      <text:p text:style-name="Standard"/>
      <text:p text:style-name="Standard">Preheat oven to 350<text:span text:style-name="T7">°</text:span>. <text:s/>Cut bacon slices in half. <text:s/>Wrap half of bacon slice around saltine cracker and lay flat on baking sheet. <text:s/>Top each bacon cracker with a pinch of brown sugar. <text:s/>Bake for 25 minutes or until bacon is crisp. <text:s/>Remove from baking sheet and let cool.</text:p>
      <text:p text:style-name="Standard"/>
      <text:p text:style-name="P8">Date-Bacon Wraps</text:p>
      <text:p text:style-name="Standard"/>
      <text:p text:style-name="Standard">1 lb. <text:s/>Whole and seeded dates<text:tab/><text:tab/><text:tab/>1 lb. Bacon</text:p>
      <text:p text:style-name="P9"/>
      <text:p text:style-name="Standard">Cut bacon strips into fourths. <text:s/>Wrap one section of bacon around each whole date and place on cookie sheet with end side down. <text:s/>Bake for 5-10 minutes at 400º or until bacon is lightly crisp.</text:p>
      <text:p text:style-name="P10"/>
      <text:p text:style-name="P11">Calla Lily Flower Sandwiches</text:p>
      <text:p text:style-name="P12"><text:tab/><text:tab/><text:tab/>Libbie Jackson</text:p>
      <text:p text:style-name="Standard"/>
      <text:p text:style-name="Standard">Roll white bread slice until 1/8<text:span text:style-name="T13">”</text:span><text:s/>thick. Cut into 1 ½ “ rounds. <text:s/>Make cream cheese mixture of 3-oz. Cream cheese and 1 tablespoons orange<text:s/>marmalade. <text:s/>Spread cut bread rounds with cream cheese mixture. <text:s/>Pinch bottom half to form the shape of calla lily flower. <text:s/>Stick a yellow stamen in the center.*</text:p>
      <text:p text:style-name="Standard">*Yellow stamen is made by soaking almond slivers in yellow water (made from adding yellow food<text:s/>coloring to water.) <text:s/>You can add sliver of carrot if you can't eat nuts. <text:s/>Add small celery stick for stem.</text:p>
      <text:p text:style-name="Standard"/>
      <text:p text:style-name="P14">Cheese Ball</text:p>
      <text:p text:style-name="Standard"/>
      <text:p text:style-name="Standard">¾ lb. Cheddar cheese, grated<text:tab/><text:tab/><text:tab/><text:tab/>8-oz. Cream cheese, softened</text:p>
      <text:p text:style-name="Standard">½ lb. Swiss cheese, grated<text:tab/><text:tab/><text:tab/><text:tab/>2 cloves garlic or garlic salt, optional*</text:p>
      <text:p text:style-name="Standard">½<text:s/>cup chopped pecans<text:tab/><text:tab/><text:tab/><text:tab/>1 teaspoon Worcestershire sauce</text:p>
      <text:p text:style-name="Standard">Paprika</text:p>
      <text:p text:style-name="Standard"/>
      <text:p text:style-name="Standard">Mix all ingredients except paprika with clean hands. <text:s/>Shape into ball. <text:s/>Sprinkle paprika onto wax paper and roll cheese ball to cover in it. <text:s/>Refrigerate until ready to use. <text:s/>Serve with assorted crackers.</text:p>
      <text:p text:style-name="Standard"/>
      <text:p text:style-name="Standard">*I can't eat garlic, so I do not put it in the cheese ball I make. <text:s/>I do, however, use a small dash of garlic powder.</text:p>
      <text:p text:style-name="Standard"/>
      <text:soft-page-break/>
      <text:p text:style-name="P15">Cheese Ball</text:p>
      <text:p text:style-name="P16"><text:tab/><text:tab/><text:tab/>Rhonda Black</text:p>
      <text:p text:style-name="Standard"/>
      <text:p text:style-name="Standard">11-oz. Cheddar cheese, grated<text:tab/><text:tab/><text:tab/>8-oz cream cheese, softened</text:p>
      <text:p text:style-name="Standard">½ teaspoon red pepper<text:tab/><text:tab/><text:tab/><text:tab/>½ teaspoon<text:s/>garlic salt</text:p>
      <text:p text:style-name="Standard">Chili pepper<text:tab/><text:tab/><text:tab/><text:tab/><text:tab/><text:tab/>Worcestershire sauce</text:p>
      <text:p text:style-name="Standard">Chopped pecans</text:p>
      <text:p text:style-name="Standard"/>
      <text:p text:style-name="Standard">Blend cheese, red pepper and garlic salt. <text:s/>Form into a ball; sprinkle outside with chili powder. <text:s/>Roll into Worcestershire sauce and then into chopped pecans.</text:p>
      <text:p text:style-name="P17"/>
      <text:p text:style-name="P18"><text:span text:style-name="T19">Holiday Cheese Ball</text:span></text:p>
      <text:p text:style-name="P20"><text:tab/><text:tab/><text:tab/><text:tab/><text:tab/>Recipe from kraftfoods.com</text:p>
      <text:p text:style-name="Standard"/>
      <text:p text:style-name="Standard">1 tub (8-oz.) cream cheese spread<text:tab/><text:tab/><text:tab/>2 cups shredded cheddar cheese</text:p>
      <text:p text:style-name="Standard">½ cup dried cranberries<text:tab/><text:tab/><text:tab/><text:tab/>2 tablespoons port wine, optional</text:p>
      <text:p text:style-name="Standard">½ cup chopped pecans<text:tab/><text:tab/><text:tab/><text:tab/>¼ cup maple-flavored syrup</text:p>
      <text:p text:style-name="Standard"/>
      <text:p text:style-name="Standard">Mix cream cheese, cheddar cheese, cranberries<text:s/>and wine (if using it) until well-blended; cover. <text:s/>Refrigerate 1 hour. <text:s/>Shape into ball or other desired shape; coat with pecans. <text:s/>Place on serving platter; drizzle with syrup. <text:s/>Serve with an assortment of cup-up fresh vegetables, such as carrots and celery sticks and crackers.</text:p>
      <text:p text:style-name="Standard">Snowman variation: <text:s/>Prepare cheese mixture as directed. <text:s/>Divide into 3 different-sized balls (1 small, <text:s text:c="2"/>1 medium and 1 large). <text:s/>Coat balls with grated Parmesan cheese. Place largest ball at bottom of serving plate for base of “snowman.” <text:s/>Place medium-size at top of large ball, and then smallest ball at top for “snowman's head.” <text:s/>Decorate with peppercorns or sliced pitted ripe olives for the “snowman's eyes,” “mouth” and “buttons.” <text:s/>Add a baby carrot for the nose.</text:p>
      <text:p text:style-name="Standard"/>
      <text:p text:style-name="P21">Holiday Ham and Cheese Ball</text:p>
      <text:p text:style-name="P22"/>
      <text:p text:style-name="Standard">1 cup (4-oz.) shredded Cheddar cheese<text:s/><text:tab/><text:tab/>1 package (3-oz.) cream cheese, room temperature</text:p>
      <text:p text:style-name="Standard">1 can (4 ½-oz.) Underwood Deviled Ham<text:tab/><text:tab/>2 tablespoons finely chopped scallions, optional</text:p>
      <text:p text:style-name="Standard">3 tablespoons Old El Paso Chopped Green Chiles<text:tab/>½ cup chopped walnuts</text:p>
      <text:p text:style-name="Standard">Crackers</text:p>
      <text:p text:style-name="Standard"/>
      <text:p text:style-name="Standard">In a small bowl, combine cheeses, deviled ham, scallions (optional) and chilies; mix well. <text:s/>Shape mixture into a ball. <text:s/>Roll in chopped nuts. <text:s/>Wrap in plastic wrap; chill. <text:s/>Remove from refrigerator to soften slightly before serving. <text:s/>Serve with crackers. <text:s/>Makes 1 (2-cup) cheese ball.</text:p>
      <text:p text:style-name="Standard"/>
      <text:p text:style-name="P23">Lou’s Pimento Cheese</text:p>
      <text:p text:style-name="P24"/>
      <text:p text:style-name="P25">Colby Cheese, grated<text:tab/><text:tab/><text:tab/><text:tab/><text:tab/>Chopped Pimento<text:s/></text:p>
      <text:p text:style-name="P26">Hellman’s Mayonnaise<text:tab/><text:tab/><text:tab/><text:tab/>Lemon Juice</text:p>
      <text:p text:style-name="P27"/>
      <text:p text:style-name="P28">Grate cheese; add pimento with juice. <text:s/>Add squirt of lemon juice and mayonnaise to get desired consistency.</text:p>
      <text:p text:style-name="P29"/>
      <text:p text:style-name="P30">Brooke’s Pimento Cheese</text:p>
      <text:p text:style-name="P31">Brooke Struthers</text:p>
      <text:p text:style-name="P32"/>
      <text:p text:style-name="P33">1 lb. extra sharp cheddar cheese<text:tab/><text:tab/><text:tab/>1 (4-oz.) jar pimentos, drained</text:p>
      <text:p text:style-name="P34">1/8 – ¼ teaspoon onion<text:s/>powder<text:tab/><text:tab/><text:tab/>½ - 1 cup mayonnaise</text:p>
      <text:p text:style-name="P35"/>
      <text:p text:style-name="P36">Shred cheese; blend in pimento, onion powder and mayonnaise.</text:p>
      <text:p text:style-name="P37"/>
      <text:p text:style-name="P38">Cheese Puffs</text:p>
      <text:p text:style-name="Standard"/>
      <text:p text:style-name="Standard">1 loaf unsliced French<text:s/>bread<text:tab/><text:tab/><text:tab/><text:tab/>¼ pound sharp Cheddar cheese, grated</text:p>
      <text:p text:style-name="Standard">1 stick butter<text:tab/><text:tab/><text:tab/><text:tab/><text:tab/><text:tab/>2 egg whites</text:p>
      <text:p text:style-name="Standard">1 (3-oz.) package cream cheese</text:p>
      <text:p text:style-name="Standard"/>
      <text:p text:style-name="Standard">Preheat<text:s/>oven<text:s/>to 450º. <text:s/>Remove crusts from bread and cut inside of bread into 1 inch cubes. <text:s/>Melt cheeses and butter in double boiler, stirring often until thick and creamy. <text:s/>Remove from heat. <text:s/>Beat egg whites until stiff; add to cheese mixture. <text:s/>Dip bread cubes into mixture and dry on baking sheet lined with waxed paper. <text:s/>Freeze the cubes by placing baking sheet into freezer for 30 minutes. <text:s/>Cubes<text:s/>may then be placed in plastic bags and stored in the freezer until needed (will keep up to 1 month) <text:s/>When ready to use, place frozen cubes on baking sheet; let thaw 30 minutes, and bake for 5-10 minutes until very lightly browned. <text:s/>Serve hot.</text:p>
      <text:p text:style-name="Standard"/>
      <text:p text:style-name="P39"><text:span text:style-name="T40">Cheese Straw</text:span><text:span text:style-name="T41">s</text:span></text:p>
      <text:p text:style-name="P42"><text:tab/><text:tab/><text:tab/><text:tab/><text:tab/>Recipe from<text:s/><text:a xlink:href="http://www.about.com/" office:target-frame-name="_top" xlink:show="replace">www.about.com</text:a></text:p>
      <text:p text:style-name="Standard"/>
      <text:p text:style-name="Standard">1 ¾ cups flour<text:tab/><text:tab/><text:tab/><text:tab/><text:tab/><text:tab/>1/3 teaspoon salt</text:p>
      <text:p text:style-name="Standard">¼ teaspoon dry mustard, or to taste<text:tab/><text:tab/><text:tab/>¼ teaspoon cayenne (red) pepper or to taste</text:p>
      <text:p text:style-name="Standard">1 ¼ pounds sharp cheddar cheese, grated &amp;<text:tab/><text:tab/>½ cup (¼ pound) butter, softened</text:p>
      <text:p text:style-name="Standard"><text:tab/>room temperature</text:p>
      <text:p text:style-name="Standard"/>
      <text:p text:style-name="Standard">In a small bowl, combine flour, salt and other spices with a wire whisk. <text:s/>Set aside. <text:s/>In a large mixing bowl, stand mixer is preferred, cream cheese and butter. Gradually add flour mixture. <text:s/>Combine completely. <text:s/>Preheat oven<text:s/>to 350º. <text:s/>Allow dough to rest for 10 to 15 minutes in refrigerator. <text:s/>Lightly grease 2 cookie sheets. Press dough through a cookie press onto prepared baking sheets. <text:s/>Bake for 20 to 30 minutes or until crisp and lightly brown. <text:s/>Store in tightly covered container. <text:s/>These may be frozen with wax paper between layers.</text:p>
      <text:p text:style-name="P43"/>
      <text:p text:style-name="P44">Spicy Cheese Straws</text:p>
      <text:p text:style-name="P45"/>
      <text:p text:style-name="P46">1 (11-oz.) package piecrust mix<text:tab/><text:tab/><text:tab/>¾ cup buttermilk</text:p>
      <text:p text:style-name="P47">2 cups shredded sharp Cheddar cheese<text:tab/><text:tab/>1 cups shredded white Cheddar cheese</text:p>
      <text:p text:style-name="P48">1 teaspoon ground red pepper<text:tab/><text:tab/><text:tab/>1/8 teaspoon<text:s/>smoked paprika</text:p>
      <text:p text:style-name="P49">Parchment paper<text:tab/><text:tab/><text:tab/><text:tab/><text:tab/>½ cup grated Parmesan cheese</text:p>
      <text:p text:style-name="P50"/>
      <text:p text:style-name="P51">Preheat oven to 350<text:span text:style-name="T52">°</text:span>. <text:s/>Beat piecrust mix and buttermilk at medium speed with a heavy-duty electric stand mixer until blended. <text:s/>Add cheeses, red pepper and paprika. <text:s/>Beat until combined; form<text:s/>dough into a ball.</text:p>
      <text:p text:style-name="P53">Use a cookie press with a star-shaped disk to shape mixture into 1- to 3- inch ribbons, following manufacturer’s instructions, on parchment paper-lined baking sheets. <text:s/>Sprinkle evenly with Parmesan cheese. <text:s/>Bake at 350<text:span text:style-name="T54">°</text:span><text:s/>for 14 minutes or<text:s/>until lightly browned. <text:s/>Remove to wire racks to cool.</text:p>
      <text:p text:style-name="P55">Store in airtight container in the refrigerator.</text:p>
      <text:p text:style-name="Standard"/>
      <text:p text:style-name="P56">Cheese Wafers</text:p>
      <text:p text:style-name="P57"><text:tab/><text:tab/><text:tab/>Betty Jo Greer</text:p>
      <text:p text:style-name="Standard"/>
      <text:p text:style-name="Standard">1 pound sharp cheddar cheese<text:tab/><text:tab/><text:tab/>1 stick butter, softened</text:p>
      <text:p text:style-name="Standard">½ teaspoon paprika<text:tab/><text:tab/><text:tab/><text:tab/><text:tab/>½ teaspoon red pepper</text:p>
      <text:p text:style-name="Standard">2 cups all-purpose flour</text:p>
      <text:p text:style-name="Standard"/>
      <text:p text:style-name="Standard">Mix all ingredients well and roll into log about size of silver dollar. <text:s/>Roll in wax paper and chill<text:s/>slightly until<text:s/>you can cut into round discs (and they will keep their shape). <text:s/>Bake in preheated oven at 350º for 20 to 30 minutes. <text:s/>Don't overcook; they need to be crisp but not burnt.</text:p>
      <text:p text:style-name="Standard"/>
      <text:p text:style-name="P58">Cheese Wafers #2</text:p>
      <text:p text:style-name="P59"><text:tab/><text:tab/><text:tab/>Louise Windham</text:p>
      <text:p text:style-name="P60"><text:tab/><text:tab/></text:p>
      <text:p text:style-name="Standard">1 stick butter, softened<text:tab/><text:tab/><text:tab/><text:tab/>1 lb. Sharp Cheddar cheese, grated</text:p>
      <text:p text:style-name="Standard">2 cups flour<text:tab/><text:tab/><text:tab/><text:tab/><text:tab/><text:tab/>½ teaspoon salt</text:p>
      <text:p text:style-name="Standard">¼ teaspoon paprika<text:tab/><text:tab/><text:tab/><text:tab/><text:tab/>1 ½ cups chopped pecans</text:p>
      <text:p text:style-name="Standard"/>
      <text:p text:style-name="Standard">Cream butter and cheese; add paprika; sift flour and salt. <text:s/>Make dough by mixing thoroughly; add nuts; mix well. <text:s/>Shape into small logs; roll in waxed paper. <text:s/>Chill several hours. <text:s/>Slice. <text:s/>Bake at 325º for about 10 minutes.</text:p>
      <text:p text:style-name="P61">Crab Meat Dish</text:p>
      <text:p text:style-name="P62"><text:tab/><text:tab/>Connie James</text:p>
      <text:p text:style-name="Standard"/>
      <text:p text:style-name="Standard">1 (8-oz) cream cheese<text:tab/><text:tab/><text:tab/><text:tab/><text:tab/>1<text:s/>tablespoon Worcestershire sauce</text:p>
      <text:p text:style-name="Standard">1 tablespoon grated onion (or onion juice)<text:tab/><text:tab/>Dash garlic salt</text:p>
      <text:p text:style-name="Standard">2 tablespoons mayonnaise<text:tab/><text:tab/><text:tab/><text:tab/>1 tablespoon lemon juice</text:p>
      <text:p text:style-name="Standard">1 teaspoon horseradish<text:tab/><text:tab/><text:tab/><text:tab/>Cocktail sauce</text:p>
      <text:p text:style-name="Standard">1 can all-white crab meat<text:tab/><text:tab/><text:tab/><text:tab/>Fresh Parsley</text:p>
      <text:p text:style-name="Standard"/>
      <text:p text:style-name="Standard">Mix all ingredients except cocktail sauce and spread in glass pie plate. <text:s/>Spread cocktail sauce over this. <text:s/>Rinse and dry crab meat; spread over cocktail sauce. <text:s/>Sprinkle with small amount chopped parsley. <text:s/>Cover and refrigerate. <text:s/>Serve with assortment of crackers.</text:p>
      <text:soft-page-break/>
      <text:p text:style-name="P63">Chex Mix</text:p>
      <text:p text:style-name="Standard"/>
      <text:p text:style-name="Standard">6 tablespoons butter<text:tab/><text:tab/><text:tab/><text:tab/><text:tab/>2 tablespoons Worcestershire sauce</text:p>
      <text:p text:style-name="Standard">1 ½ <text:s/>teaspoons seasoned salt<text:tab/><text:tab/><text:tab/><text:tab/>¾ teaspoon garlic powder</text:p>
      <text:p text:style-name="Standard">½ teaspoon onion powder<text:tab/><text:tab/><text:tab/><text:tab/>3 cups Corn Chex cereal</text:p>
      <text:p text:style-name="Standard">3 cups Rice Chex cereal<text:tab/><text:tab/><text:tab/><text:tab/>3 cups Wheat Chex cereal</text:p>
      <text:p text:style-name="Standard">1 cup mixed nuts<text:tab/><text:tab/><text:tab/><text:tab/><text:tab/>1 cup pretzels</text:p>
      <text:p text:style-name="Standard">Optional: <text:s/>1 cup garlic-flavored bite-size bagel chips</text:p>
      <text:p text:style-name="Standard"/>
      <text:p text:style-name="Standard">Heat oven to 250º. <text:s/>Melt butter in large roasting pan in oven. <text:s/>Stir in seasonings. <text:s/>Gradually stir in remaining ingredients until evenly coated. <text:s/>Bake 1 hour, stirring every 15 minutes. <text:s/>Spread on paper towel to cool. <text:s/>Store in airtight container.</text:p>
      <text:p text:style-name="Standard"/>
      <text:p text:style-name="P64">Cracker Jacks</text:p>
      <text:p text:style-name="P65"><text:tab/><text:tab/><text:tab/>Loretta Thornhill</text:p>
      <text:p text:style-name="Standard"/>
      <text:p text:style-name="Standard">7 quarts of popcorn, popped (unsalted)<text:tab/><text:tab/>2 cups brown sugar, packed<text:tab/><text:tab/><text:tab/></text:p>
      <text:p text:style-name="Standard">1 cup butter<text:tab/><text:tab/><text:tab/><text:tab/><text:tab/><text:tab/>½ teaspoon salt<text:tab/><text:tab/><text:tab/><text:tab/></text:p>
      <text:p text:style-name="Standard">½ cup white Karo syrup<text:tab/><text:tab/><text:tab/><text:tab/>1 teaspoon vanilla<text:tab/><text:tab/><text:tab/><text:tab/></text:p>
      <text:p text:style-name="Standard">½ teaspoon soda<text:tab/><text:tab/><text:tab/><text:tab/><text:tab/>Whole nuts (optional)</text:p>
      <text:p text:style-name="Standard"/>
      <text:p text:style-name="Standard">Mix sugar, butter, salt, syrup and vanilla; bring to boil and boil 5 minutes. <text:s/>Remove from heat; add soda and stir quickly. <text:s/>Pour over corn and mix well. <text:s/>Add nuts at this point if you are using them. <text:s/>Put in flat pan and bake at<text:s/>250º for 1 hour. <text:s/>Stir occasionally. <text:s/>Cool and store in airtight container.</text:p>
      <text:p text:style-name="P66"/>
      <text:p text:style-name="P67">Ham 'N Swiss<text:s/>on<text:s/>Biscuits</text:p>
      <text:p text:style-name="P68"/>
      <text:p text:style-name="Standard">6 ¾ can chunk ham, drained and flaked<text:tab/><text:tab/>1 teaspoon instant minced onion or 2 tablespoons</text:p>
      <text:p text:style-name="Standard">2 teaspoons prepared mustard<text:tab/><text:tab/><text:tab/><text:tab/>chopped onion</text:p>
      <text:p text:style-name="Standard">1 tablespoons butter, softened<text:tab/><text:tab/><text:tab/>1 teaspoon poppy seed</text:p>
      <text:p text:style-name="Standard">10-ounce can refrigerated biscuits<text:tab/><text:tab/><text:tab/>5 (4x4”) slices Swiss cheese</text:p>
      <text:p text:style-name="Standard">Poppy seed</text:p>
      <text:p text:style-name="Standard"/>
      <text:p text:style-name="Standard">Heat oven to 375º. <text:s/>Combine ham, onion, poppy seed, butter and mustard; reserve about 3/8 cup. <text:s/>Separate dough into 10 biscuits; press 5<text:s/>biscuits to 3 ½ “circles on ungreased cookie sheet. <text:s/>Spoon scant ¼ cup meat mixture onto each flattened biscuit. <text:s/>Fold cheese slices into quarters; place on meat mixture, pressing slightly. Divide reserved 3/8 cup meat mixture over cheese. <text:s/>Press remaining<text:s/>5 biscuits to 4” circles; slightly stretch over meat mixture. <text:s/>Do not seal edges. <text:s/>Sprinkle with poppy seeds. (Lou: <text:s/>At this point my recipe card ended and I lost other card with remainder of instructions. <text:s/>However, this is what I would do. <text:s/>I would bake<text:s/>these until they were golden brown and done. <text:s/>Then after they cooled, I would cut them into small sections to serve.</text:p>
      <text:p text:style-name="P69"/>
      <text:p text:style-name="P70"><text:span text:style-name="T71">Vegetable Dip</text:span></text:p>
      <text:p text:style-name="P72">Connie James</text:p>
      <text:p text:style-name="P73"/>
      <text:p text:style-name="Standard">1 cup mayonnaise<text:tab/><text:tab/><text:tab/><text:tab/><text:tab/>1tablespoon lemon juice</text:p>
      <text:p text:style-name="Standard">½ teaspoon salt<text:tab/><text:tab/><text:tab/><text:tab/><text:tab/>½ teaspoon paprika</text:p>
      <text:p text:style-name="Standard">½ teaspoon curry powder<text:tab/><text:tab/><text:tab/><text:tab/>½ tablespoon chives</text:p>
      <text:p text:style-name="Standard">2 tablespoons dried minced onions<text:tab/><text:tab/><text:tab/>1 ½ teaspoons Worcestershire sauce</text:p>
      <text:p text:style-name="Standard">1 (8-oz.) carton sour cream</text:p>
      <text:p text:style-name="Standard"/>
      <text:p text:style-name="Standard">Mix all ingredients; chill. <text:s/>Serve with vegetables, chips, or crackers.</text:p>
      <text:p text:style-name="Standard"/>
      <text:p text:style-name="P74">Original Spinach Dip</text:p>
      <text:p text:style-name="Standard"><text:tab/><text:tab/><text:tab/><text:tab/><text:tab/><text:tab/><text:tab/>Hidden Valley</text:p>
      <text:p text:style-name="Standard"/>
      <text:p text:style-name="Standard">1 (10-oz.) box<text:s/>frozen spinach, chopped<text:tab/><text:tab/>1 (16-oz.) container sour cream</text:p>
      <text:p text:style-name="Standard">1 (8-0z.) can water chestnuts<text:tab/><text:tab/><text:tab/><text:tab/>1 (1-oz.) packet Hidden Valley</text:p>
      <text:p text:style-name="Standard">1 round loaf French bread<text:tab/><text:tab/><text:tab/><text:tab/><text:tab/>Original Ranch Dips Mix</text:p>
      <text:p text:style-name="Standard">Fresh Vegetable sticks</text:p>
      <text:p text:style-name="Standard"/>
      <text:p text:style-name="Standard">Stir together spinach, sour cream, water chestnuts and dip mix. <text:s/>Chill 30 minutes or until just before serving. <text:s/>Cut top off the bread and remove center (reserving bread pieces to use as dippers.) <text:s/>Fill bread bowl with dip. <text:s/>Serve with cubed bread and vegetables.</text:p>
      <text:p text:style-name="P75"/>
      <text:p text:style-name="P76">Brickle Dip</text:p>
      <text:p text:style-name="P77">Rolena Prescott</text:p>
      <text:p text:style-name="Standard"/>
      <text:p text:style-name="Standard">2 containers (8 oz.<text:s/>each) cream cheese<text:tab/><text:tab/>½ cup brown sugar</text:p>
      <text:p text:style-name="Standard">½ cup granulated sugar<text:tab/><text:tab/><text:tab/><text:tab/>½ teaspoon vanilla</text:p>
      <text:p text:style-name="Standard">2/3 cup Brickle bits</text:p>
      <text:p text:style-name="P78"/>
      <text:p text:style-name="Standard">Mix and serve with apple slices.</text:p>
      <text:p text:style-name="P79"/>
      <text:p text:style-name="P80">Caramel Nut Dip</text:p>
      <text:p text:style-name="P81"><text:tab/><text:tab/>Carol Baggett</text:p>
      <text:p text:style-name="Standard"/>
      <text:p text:style-name="Standard">16 individually wrapped caramels<text:tab/><text:tab/><text:tab/>¼ cup water</text:p>
      <text:p text:style-name="Standard">½ cup dark brown sugar<text:tab/><text:tab/><text:tab/><text:tab/>8 ounces cream cheese</text:p>
      <text:p text:style-name="Standard">Chopped pecans<text:tab/><text:tab/><text:tab/><text:tab/></text:p>
      <text:p text:style-name="Standard"/>
      <text:p text:style-name="Standard">Melt caramels with water. <text:s/>Add sugar, cream cheese and pecans. <text:s/>Serve with sliced apples.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soft-page-break/>
      <text:p text:style-name="P90">Mexican Dip</text:p>
      <text:p text:style-name="P91"><text:tab/><text:tab/><text:tab/>Mary Jo Maxwell</text:p>
      <text:p text:style-name="P92"/>
      <text:p text:style-name="Standard">1 lb. Sausage<text:tab/><text:tab/><text:tab/><text:tab/><text:tab/><text:tab/>1 lb. ground beef</text:p>
      <text:p text:style-name="Standard">1 jar picante sauce<text:tab/><text:tab/><text:tab/><text:tab/><text:tab/>4-oz. Jalapeno relish</text:p>
      <text:p text:style-name="Standard">1 can chili<text:s/>(without beans)<text:tab/><text:tab/><text:tab/><text:tab/>1 lb.<text:s/>Velveeta<text:s/>cheese, melted</text:p>
      <text:p text:style-name="Standard"/>
      <text:p text:style-name="Standard">Brown beef and sausage; drain well and add remaining ingredients. <text:s/>Mix well. <text:s/>Serve with chips or over baked potatoes.</text:p>
      <text:p text:style-name="Standard"/>
      <text:p text:style-name="P93">Tomato Dip</text:p>
      <text:p text:style-name="P94"><text:tab/><text:tab/>Betty Easterly</text:p>
      <text:p text:style-name="P95"/>
      <text:p text:style-name="Standard">1 large can petite cut tomatoes with juice<text:tab/><text:tab/>1 large green pepper, chopped</text:p>
      <text:p text:style-name="Standard">1 large onion, chopped<text:tab/><text:tab/><text:tab/><text:tab/>Tabasco sauce (to taste)</text:p>
      <text:p text:style-name="Standard">Salt (to taste)<text:tab/><text:tab/><text:tab/><text:tab/><text:tab/><text:tab/>Hot peppers, chopped (optional)</text:p>
      <text:p text:style-name="Standard"/>
      <text:p text:style-name="Standard">Mix all ingredients and chill for several hours or overnight (to mellow all flavors).</text:p>
      <text:p text:style-name="Standard"/>
      <text:p text:style-name="P96"><text:span text:style-name="T97">Cream Cheese and Salsa Dip</text:span></text:p>
      <text:p text:style-name="P98"><text:span text:style-name="T99"><text:tab/></text:span><text:span text:style-name="T100"><text:tab/></text:span>Jane Brooks</text:p>
      <text:p text:style-name="P101"/>
      <text:p text:style-name="Standard">1<text:s/>(8-oz.) cream cheese, room temperature<text:tab/><text:tab/>1 jar salsa</text:p>
      <text:p text:style-name="Standard">1 (8-oz.) bag shredded sharp Cheddar cheese<text:tab/>1 chopped tomato</text:p>
      <text:p text:style-name="Standard">1 can chopped black olives<text:tab/><text:tab/><text:tab/><text:tab/>Chopped onions (optional)</text:p>
      <text:p text:style-name="Standard"/>
      <text:p text:style-name="Standard">Beat cream cheese and salsa together and spread in long dish. <text:s/>Sprinkle with Cheddar<text:s/>cheese, tomatoes and olives. <text:s/>Make 4-6 hours before needed.</text:p>
      <text:p text:style-name="Standard"/>
      <text:p text:style-name="P102">Ham Delights</text:p>
      <text:p text:style-name="P103"/>
      <text:p text:style-name="Standard">1 ½ pounds ham<text:tab/><text:tab/><text:tab/><text:tab/><text:tab/>¾ pound Swiss cheese</text:p>
      <text:p text:style-name="Standard">1 medium onion, quartered (optional)<text:tab/><text:tab/>2 sticks butter, softened</text:p>
      <text:p text:style-name="Standard">3 tablespoons yellow mustard<text:tab/><text:tab/><text:tab/>1 teaspoon Worcestershire sauce</text:p>
      <text:p text:style-name="Standard">1 ½ tablespoons poppy seeds<text:tab/><text:tab/><text:tab/><text:tab/>3 packages party rolls (36 rolls)</text:p>
      <text:p text:style-name="Standard"/>
      <text:p text:style-name="Standard">Using steel blade of food processor, chop ham finely. <text:s/>Remove to bowl. <text:s/>Chop cheese finely and set aside. <text:s/>Combine onion, butter, mustard and Worcestershire; process; add poppy seeds and process. <text:s/>Split the whole package of rolls as one large roll. <text:s/>Spread both insides with onion mixture. <text:s/>Sprinkle ham and cheese on 1 side of rolls. <text:s/>Put rolls together in original roll containers and cut out individual rolls. <text:s/>May return to original plastic bag cover and freeze. <text:s/>When ready to serve, preheat oven to 375º and heat for 15-20 minutes. <text:s/>Serve hot.</text:p>
      <text:p text:style-name="P104"/>
      <text:p text:style-name="P105"><text:s text:c="12"/></text:p>
      <text:p text:style-name="P106"/>
      <text:p text:style-name="P107"/>
      <text:p text:style-name="P108"/>
      <text:p text:style-name="P109"/>
      <text:soft-page-break/>
      <text:p text:style-name="P110">Mississippi Sin</text:p>
      <text:p text:style-name="Standard"/>
      <text:p text:style-name="Standard">1 loaf French bread<text:tab/><text:tab/><text:tab/><text:tab/><text:tab/>1 ½ cups sour cream</text:p>
      <text:p text:style-name="Standard">2 cups shredded cheddar cheese<text:tab/><text:tab/><text:tab/>8 ounces cream cheese, softened</text:p>
      <text:p text:style-name="Standard">½ cup chopped green onion<text:tab/><text:tab/><text:tab/><text:tab/>½ cup chopped ham</text:p>
      <text:p text:style-name="Standard">1/3 cup chopped green chilies<text:tab/><text:tab/><text:tab/>1 teaspoon Worcestershire sauce</text:p>
      <text:p text:style-name="Standard">Tabasco, salt &amp; pepper to taste</text:p>
      <text:p text:style-name="Standard"/>
      <text:p text:style-name="Standard">Slice top off bread (long side); hollow the bread and save bread pieces taken from bread. <text:s/>Mix all ingredients and pour inside bread.<text:s/><text:s/>Wrap bread in foil and bake at 350º for one hour.</text:p>
      <text:p text:style-name="Standard">Serve with remaining bread pieces that were hollowed out or use dip style<text:s/>Fritos.</text:p>
      <text:p text:style-name="Standard"/>
      <text:p text:style-name="P111">Oyster Crackers</text:p>
      <text:p text:style-name="Standard"/>
      <text:p text:style-name="Standard">1 package Hidden Valley Ranch Mix<text:tab/><text:tab/><text:tab/>½ teaspoon dill weed</text:p>
      <text:p text:style-name="Standard">¾ cup salad oil<text:tab/><text:tab/><text:tab/><text:tab/><text:tab/>5 cups oyster crackers</text:p>
      <text:p text:style-name="Standard">½<text:s/>teaspoon lemon pepper (optional)<text:tab/><text:tab/><text:tab/>¼ teaspoon garlic powder (optional)</text:p>
      <text:p text:style-name="Standard"/>
      <text:p text:style-name="Standard">Preheat oven to 250º. <text:s/>Combine mix and dill and oil. <text:s/>Pour over crackers. <text:s/>Stir to coat. <text:s/>Spread on cookie sheet. <text:s/>Bake for 15-20 minutes; stir halfway through. <text:s/></text:p>
      <text:p text:style-name="P112"/>
      <text:p text:style-name="P113"><text:span text:style-name="T114">Peanut Butter 'N Yog</text:span><text:span text:style-name="T115">urt Dip</text:span></text:p>
      <text:p text:style-name="P116"><text:tab/></text:p>
      <text:p text:style-name="Standard">½ cup creamy peanut butter<text:tab/><text:tab/><text:tab/><text:tab/>1 cup nonfat vanilla yogurt</text:p>
      <text:p text:style-name="Standard">6 cups assorted fruit (sliced apples, bananas, strawberries, and/or peaches.</text:p>
      <text:p text:style-name="Standard"/>
      <text:p text:style-name="Standard">Combine peanut butter with yogurt. <text:s/>Use as dip for fruit or try topping with whole-grain granola.</text:p>
      <text:p text:style-name="P117"/>
      <text:p text:style-name="P118">Tex-Mex Dip</text:p>
      <text:p text:style-name="P119"><text:tab/><text:tab/><text:tab/>Jill Struthers</text:p>
      <text:p text:style-name="Standard"/>
      <text:p text:style-name="Standard">1 jar Marie's avocado dressing<text:tab/><text:tab/><text:tab/>1 (10 ½ -oz.) jalapeno bean dip</text:p>
      <text:p text:style-name="Standard">1 cup sour cream<text:tab/><text:tab/><text:tab/><text:tab/><text:tab/>½ cup mayonnaise</text:p>
      <text:p text:style-name="Standard">1 package taco seasoning<text:tab/><text:tab/><text:tab/><text:tab/>Monterey Jack cheese, grated</text:p>
      <text:p text:style-name="Standard">Cheddar cheese, grated<text:tab/><text:tab/><text:tab/><text:tab/>Tomatoes, chopped</text:p>
      <text:p text:style-name="Standard">Onions, chopped (optional)<text:tab/><text:tab/><text:tab/><text:tab/>Black olives, chopped</text:p>
      <text:p text:style-name="Standard">Lettuce, shredded<text:tab/><text:tab/><text:tab/><text:tab/><text:tab/></text:p>
      <text:p text:style-name="Standard"/>
      <text:p text:style-name="Standard">Combine sour cream mayonnaise and taco seasoning. <text:s/>Assemble dip.</text:p>
      <text:p text:style-name="Standard">Spread bean dip on bottom of glass casserole (or pie dish); spread avocado dressing; then spread sour cream mixture. <text:s/>Sprinkle chopped onion, tomatoes, olives and lettuce all over. Cover with grated cheeses. <text:s/>Serve with corn chips.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soft-page-break/>
      <text:p text:style-name="P127">Sausage Balls</text:p>
      <text:p text:style-name="P128"/>
      <text:p text:style-name="Standard">3 Cups Bisquick<text:tab/><text:tab/><text:tab/><text:tab/><text:tab/>1 lb. Lean sausage</text:p>
      <text:p text:style-name="Standard">1 lb. Sharp Cheddar cheese, grated</text:p>
      <text:p text:style-name="Standard"/>
      <text:p text:style-name="Standard">Mix well with hands. <text:s/>Roll into balls (about size of ½ dollar). <text:s/>Bake at<text:s/>350º for 15 minutes. <text:s/>These freeze well before or after baking.</text:p>
      <text:p text:style-name="Standard"/>
      <text:p text:style-name="P129">Swiss Ham Ring-Around</text:p>
      <text:p text:style-name="Standard"/>
      <text:p text:style-name="Standard">1 cup fresh or frozen chopped broccoli, uncooked<text:tab/>¼ cup chopped parsley or 2 tablespoons parsley</text:p>
      <text:p text:style-name="Standard">2 tablespoons finely chopped onion<text:tab/><text:tab/><text:tab/><text:tab/>flakes</text:p>
      <text:p text:style-name="Standard">2 tablespoons prepared mustard<text:tab/><text:tab/><text:tab/>1 tablespoon butter, softened</text:p>
      <text:p text:style-name="Standard">1 teaspoon lemon juice<text:tab/><text:tab/><text:tab/><text:tab/>¼ cup (3-oz.) shredded Swiss cheese</text:p>
      <text:p text:style-name="Standard">1 can Hormel Chunk Ham, drained and<text:tab/><text:tab/>1 (8-oz.) can Pillsbury Refrigerated Quick Crescent</text:p>
      <text:p text:style-name="Standard"><text:tab/>separated into chunks<text:tab/><text:tab/><text:tab/><text:tab/><text:tab/>Dinner Rolls</text:p>
      <text:p text:style-name="Standard">Grated Parmesan cheese</text:p>
      <text:p text:style-name="Standard"/>
      <text:p text:style-name="Standard">Heat<text:s/>oven to 350º. <text:s/>Cook and drain broccoli. <text:s/>In large mixing<text:s/>bowl, combine parsley, onion, and mustard, butter and lemon juice; blend well. <text:s/>Add cheese, broccoli and ham. <text:s/>Mix lightly. <text:s/>Set aside. <text:s/>Separate crescent dough into 8 triangles. <text:s/>On greased cookie sheet, arrange triangles, points toward the outside, in a circle with bases over-lapping. <text:s/>The center opening should be about 3” in diameter. <text:s/>Spoon ham filling in a ring evenly over bases of triangles. <text:s/>(Some filling may fall onto cookie sheet.) <text:s/>Fold points<text:s/>of triangles over filling and tuck under bases of triangles at center of circle. <text:s/>Sprinkle with Parmesan cheese. <text:s/>Bake at 350º for 25-30 minutes or until golden brown. <text:s/>Serve hot. <text:s/>6 servings. <text:s/></text:p>
      <text:p text:style-name="Standard">TIP: <text:s/>To make ahead, cover and refrigerate for up to 3 hours;<text:s/>bake 30-35 minutes. <text:s text:c="3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  <style:style style:name="T4" style:parent-style-name="DefaultParagraphFont" style:family="text">
      <style:text-properties fo:font-weight="bold" style:font-weight-asian="bold"/>
    </style:style>
  </office:automatic-styles>
  <office:master-styles>
    <style:master-page style:name="MP0" style:page-layout-name="PL0">
      <style:header>
        <text:p text:style-name="P2"><text:tab/><text:tab/>Appetizers</text:p>
      </style:header>
      <style:footer>
        <text:p text:style-name="P3"><text:span text:style-name="T4"><text:page-number text:fixed="false">9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 windham</meta:initial-creator>
    <dc:creator>Sam Windham</dc:creator>
    <meta:creation-date>2013-11-14T06:56:00Z</meta:creation-date>
    <dc:date>2015-08-21T23:22:00Z</dc:date>
    <meta:print-date>2013-12-14T21:48:00Z</meta:print-date>
    <meta:template xlink:href="Normal" xlink:type="simple"/>
    <meta:editing-cycles>17</meta:editing-cycles>
    <meta:editing-duration>PT20880S</meta:editing-duration>
    <meta:document-statistic meta:page-count="9" meta:paragraph-count="33" meta:word-count="2513" meta:character-count="16810" meta:row-count="119" meta:non-whitespace-character-count="14330"/>
  </office:meta>
</office:document-meta>
</file>